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13.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74cm"/>
    </style:style>
    <style:style style:name="co7" style:family="table-column">
      <style:table-column-properties fo:break-before="auto" style:column-width="7.542cm"/>
    </style:style>
    <style:style style:name="co8" style:family="table-column">
      <style:table-column-properties fo:break-before="auto" style:column-width="8.033cm"/>
    </style:style>
    <style:style style:name="co9" style:family="table-column">
      <style:table-column-properties fo:break-before="auto" style:column-width="8.059cm"/>
    </style:style>
    <style:style style:name="co10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10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fo:background-color="#1c99e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number-columns-repeated="2" table:default-cell-style-name="ce8"/>
        <table:table-column table:style-name="co4" table:default-cell-style-name="ce8"/>
        <table:table-column table:style-name="co5" table:number-columns-repeated="2" table:default-cell-style-name="ce13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5" table:number-columns-repeated="1011" table:default-cell-style-name="ce8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7" office:value-type="string" calcext:value-type="string">
            <text:p>unixtime</text:p>
          </table:table-cell>
          <table:table-cell table:style-name="ce7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source_code</text:p>
          </table:table-cell>
          <table:table-cell table:style-name="ce2" office:value-type="string" calcext:value-type="string">
            <text:p>see_also</text:p>
          </table:table-cell>
          <table:table-cell table:style-name="ce2" office:value-type="string" calcext:value-type="string">
            <text:p>big_thumb_pos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3"/>
          <table:table-cell office:value-type="string" calcext:value-type="string">
            <text:p>REMAKE:?projectPage=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3"/>
          <table:table-cell office:value-type="string" calcext:value-type="string">
            <text:p>REMAKE:?projectPage=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arcade 2D web school complete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ZZLE_PROJ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cratch 2D web school LTS 24h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web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<text:span text:style-name="T1">{"year"</text:span>: "numeric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_REMAK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scratch web 2D</text:span> arcade abandoned</text:p>
          </table:table-cell>
          <table:table-cell table:number-columns-repeated="2"/>
          <table:table-cell office:value-type="float" office:value="1650791471" calcext:value-type="float">
            <text:p>1650791471</text:p>
          </table:table-cell>
          <table:table-cell office:value-type="float" office:value="676670178" calcext:value-type="float">
            <text:p>676670178</text:p>
          </table:table-cell>
          <table:table-cell table:style-name="ce15"/>
          <table:table-cell table:number-columns-repeated="2"/>
          <table:table-cell office:value-type="string" calcext:value-type="string">
            <text:p>ORIGINAL:?projectPage=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TFORMER_20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scratch web 2D platformer</text:span> abandoned</text:p>
          </table:table-cell>
          <table:table-cell table:number-columns-repeated="2"/>
          <table:table-cell office:value-type="float" office:value="1687352400" calcext:value-type="float">
            <text:p>1687352400</text:p>
          </table:table-cell>
          <table:table-cell office:value-type="float" office:value="864900134" calcext:value-type="float">
            <text:p>864900134</text:p>
          </table:table-cell>
          <table:table-cell table:number-columns-repeated="3"/>
          <table:table-cell office:value-type="string" calcext:value-type="string">
            <text:p>ORIGINAL:?projectPage=1</text:p>
          </table:table-cell>
          <table:table-cell office:value-type="string" calcext:value-type="string">
            <text:p>bott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OM_BELOW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2D platformer paused</text:p>
          </table:table-cell>
          <table:table-cell office:value-type="string" calcext:value-type="string">
            <text:p>https://xorblo-doitus.github.io/From-Below-HTML5/</text:p>
          </table:table-cell>
          <table:table-cell office:value-type="string" calcext:value-type="string">
            <text:p>/projects/assets/images/thumbnails/From-Below.png</text:p>
          </table:table-cell>
          <table:table-cell office:value-type="float" office:value="1667032860" calcext:value-type="float">
            <text:p>1667032860</text:p>
          </table:table-cell>
          <table:table-cell office:value-type="string" calcext:value-type="string">
            <text:p>From-Below-HTML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_MAISON_DES_SECRETS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lox puzzle abandoned</text:p>
          </table:table-cell>
          <table:table-cell table:number-columns-repeated="2"/>
          <table:table-cell office:value-type="float" office:value="1568412000" calcext:value-type="float">
            <text:p>1568412000</text:p>
          </table:table-cell>
          <table:table-cell office:value-type="float" office:value="3886657910" calcext:value-type="float">
            <text:p>38866579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🤣🤣🤣🤣🤣🤣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oblox visual 24h</text:p>
          </table:table-cell>
          <table:table-cell table:number-columns-repeated="2"/>
          <table:table-cell office:value-type="float" office:value="1608573600" calcext:value-type="float">
            <text:p>1608573600</text:p>
          </table:table-cell>
          <table:table-cell office:value-type="float" office:value="6117768086" calcext:value-type="float">
            <text:p>6117768086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C2:Feuille1.C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2:Feuille1.AMJ1048576">
            <calcext:condition calcext:apply-style-name="Cell2" calcext:value="formula-is(AND(NOT(ISBLANK([.A$1])); NOT(ISBLANK([.$A2])); ISODD(ROW(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8">00/00/0000</text:date>, <text:time style:data-style-name="N2" text:time-value="10:08:54.7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18T10:27:55.603000000</dc:date>
    <meta:editing-duration>PT8H39M42S</meta:editing-duration>
    <meta:editing-cycles>47</meta:editing-cycles>
    <meta:generator>LibreOffice/7.3.2.2$Windows_X86_64 LibreOffice_project/49f2b1bff42cfccbd8f788c8dc32c1c309559be0</meta:generator>
    <meta:document-statistic meta:table-count="1" meta:cell-count="126" meta:object-count="0"/>
  </office:meta>
</office:document-meta>
</file>